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/M/1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WT 8</text:p>
          </table:table-cell>
          <table:table-cell/>
          <table:table-cell table:style-name="ce1"/>
          <table:table-cell/>
          <table:table-cell office:value-type="string" calcext:value-type="string">
            <text:p>WT 16</text:p>
          </table:table-cell>
          <table:table-cell table:number-columns-repeated="3"/>
          <table:table-cell office:value-type="string" calcext:value-type="string">
            <text:p>WT 32</text:p>
          </table:table-cell>
          <table:table-cell table:number-columns-repeated="3"/>
          <table:table-cell office:value-type="string" calcext:value-type="string">
            <text:p>WT 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style-name="ce1" table:formula="of:=[.C11]*[.B11]" office:value-type="float" office:value="3308.86071987667" calcext:value-type="float">
            <text:p>3308.86071987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3.64297782556" calcext:value-type="float">
            <text:p>3273.64297782556</text:p>
          </table:table-cell>
          <table:table-cell table:style-name="ce1" table:formula="of:=[.F11]*[.G11]" office:value-type="float" office:value="3273.64297782556" calcext:value-type="float">
            <text:p>3273.64297782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3.64297782556" calcext:value-type="float">
            <text:p>3273.64297782556</text:p>
          </table:table-cell>
          <table:table-cell table:style-name="ce1" table:formula="of:=[.J11]*[.K11]" office:value-type="float" office:value="3273.64297782556" calcext:value-type="float">
            <text:p>3273.64297782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8.16902898889" calcext:value-type="float">
            <text:p>3278.16902898889</text:p>
          </table:table-cell>
          <table:table-cell table:style-name="ce1" table:formula="of:=[.N11]*[.O11]" office:value-type="float" office:value="3278.16902898889" calcext:value-type="float">
            <text:p>3278.1690289888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6204455.454766" calcext:value-type="float">
            <text:p>6204455.454766</text:p>
          </table:table-cell>
          <table:table-cell table:number-columns-repeated="3"/>
          <table:table-cell office:value-type="float" office:value="3827372.68186778" calcext:value-type="float">
            <text:p>3827372.68186778</text:p>
          </table:table-cell>
          <table:table-cell table:number-columns-repeated="3"/>
          <table:table-cell office:value-type="float" office:value="3418870.76050445" calcext:value-type="float">
            <text:p>3418870.76050445</text:p>
          </table:table-cell>
          <table:table-cell table:number-columns-repeated="3"/>
          <table:table-cell office:value-type="float" office:value="3234017.97275644" calcext:value-type="float">
            <text:p>3234017.97275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</text:p>
          </table:table-cell>
          <table:table-cell office:value-type="float" office:value="4507036.8304621" calcext:value-type="float">
            <text:p>4507036.8304621</text:p>
          </table:table-cell>
          <table:table-cell table:number-columns-repeated="3"/>
          <table:table-cell office:value-type="float" office:value="1493940.86829834" calcext:value-type="float">
            <text:p>1493940.86829834</text:p>
          </table:table-cell>
          <table:table-cell table:number-columns-repeated="3"/>
          <table:table-cell office:value-type="float" office:value="763050.091049833" calcext:value-type="float">
            <text:p>763050.091049833</text:p>
          </table:table-cell>
          <table:table-cell table:number-columns-repeated="3"/>
          <table:table-cell office:value-type="float" office:value="585519.340875145" calcext:value-type="float">
            <text:p>585519.340875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m</text:p>
          </table:table-cell>
          <table:table-cell office:value-type="float" office:value="836905.649564222" calcext:value-type="float">
            <text:p>836905.649564222</text:p>
          </table:table-cell>
          <table:table-cell table:number-columns-repeated="3"/>
          <table:table-cell office:value-type="float" office:value="951074.656411667" calcext:value-type="float">
            <text:p>951074.656411667</text:p>
          </table:table-cell>
          <table:table-cell table:number-columns-repeated="3"/>
          <table:table-cell office:value-type="float" office:value="1014692.055832" calcext:value-type="float">
            <text:p>1014692.055832</text:p>
          </table:table-cell>
          <table:table-cell table:number-columns-repeated="3"/>
          <table:table-cell office:value-type="float" office:value="992931.565280667" calcext:value-type="float">
            <text:p>992931.56528066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</text:p>
          </table:table-cell>
          <table:table-cell table:formula="of:=[.B13]-[.B14]" office:value-type="float" office:value="1697418.6243039" calcext:value-type="float">
            <text:p>1697418.6243039</text:p>
          </table:table-cell>
          <table:table-cell table:number-columns-repeated="3"/>
          <table:table-cell table:formula="of:=[.F13]-[.F14]" office:value-type="float" office:value="2333431.81356944" calcext:value-type="float">
            <text:p>2333431.81356944</text:p>
          </table:table-cell>
          <table:table-cell table:number-columns-repeated="3"/>
          <table:table-cell table:formula="of:=[.J13]-[.J14]" office:value-type="float" office:value="2655820.66945462" calcext:value-type="float">
            <text:p>2655820.66945462</text:p>
          </table:table-cell>
          <table:table-cell table:number-columns-repeated="3"/>
          <table:table-cell table:formula="of:=[.N13]-[.N14]" office:value-type="float" office:value="2648498.63188129" calcext:value-type="float">
            <text:p>2648498.6318812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i</text:p>
          </table:table-cell>
          <table:table-cell table:formula="of:=[.B17]*[.D11]/1000000000" office:value-type="float" office:value="5.61652181114627" calcext:value-type="float">
            <text:p>5.61652181114627</text:p>
          </table:table-cell>
          <table:table-cell table:number-columns-repeated="3"/>
          <table:table-cell table:formula="of:=[.F17]*[.H11]/1000000000" office:value-type="float" office:value="7.63882267072636" calcext:value-type="float">
            <text:p>7.63882267072636</text:p>
          </table:table-cell>
          <table:table-cell table:number-columns-repeated="3"/>
          <table:table-cell table:formula="of:=[.J17]*[.L11]/1000000000" office:value-type="float" office:value="8.69420868492409" calcext:value-type="float">
            <text:p>8.69420868492409</text:p>
          </table:table-cell>
          <table:table-cell table:number-columns-repeated="3"/>
          <table:table-cell table:formula="of:=[.N17]*[.P11]/1000000000" office:value-type="float" office:value="8.68222618835271" calcext:value-type="float">
            <text:p>8.68222618835271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WT 8</text:p>
          </table:table-cell>
          <table:table-cell/>
          <table:table-cell table:style-name="ce1"/>
          <table:table-cell/>
          <table:table-cell office:value-type="string" calcext:value-type="string">
            <text:p>WT 16</text:p>
          </table:table-cell>
          <table:table-cell table:number-columns-repeated="3"/>
          <table:table-cell office:value-type="string" calcext:value-type="string">
            <text:p>WT 32</text:p>
          </table:table-cell>
          <table:table-cell table:number-columns-repeated="3"/>
          <table:table-cell office:value-type="string" calcext:value-type="string">
            <text:p>WT 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03.73713391444" calcext:value-type="float">
            <text:p>3503.73713391444</text:p>
          </table:table-cell>
          <table:table-cell table:style-name="ce1" table:formula="of:=[.C29]*[.B29]" office:value-type="float" office:value="3503.73713391444" calcext:value-type="float">
            <text:p>3503.73713391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33.40705715778" calcext:value-type="float">
            <text:p>3433.40705715778</text:p>
          </table:table-cell>
          <table:table-cell table:style-name="ce1" table:formula="of:=[.F29]*[.G29]" office:value-type="float" office:value="3433.40705715778" calcext:value-type="float">
            <text:p>3433.40705715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63.05258215889" calcext:value-type="float">
            <text:p>3463.05258215889</text:p>
          </table:table-cell>
          <table:table-cell table:style-name="ce1" table:formula="of:=[.J29]*[.K29]" office:value-type="float" office:value="3463.05258215889" calcext:value-type="float">
            <text:p>3463.05258215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1.05613682111" calcext:value-type="float">
            <text:p>3521.05613682111</text:p>
          </table:table-cell>
          <table:table-cell table:style-name="ce1" table:formula="of:=[.N29]*[.O29]" office:value-type="float" office:value="3521.05613682111" calcext:value-type="float">
            <text:p>3521.056136821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4439562.400939" calcext:value-type="float">
            <text:p>4439562.400939</text:p>
          </table:table-cell>
          <table:table-cell table:number-columns-repeated="3"/>
          <table:table-cell office:value-type="float" office:value="2911547.57513244" calcext:value-type="float">
            <text:p>2911547.57513244</text:p>
          </table:table-cell>
          <table:table-cell table:number-columns-repeated="3"/>
          <table:table-cell office:value-type="float" office:value="2576452.41167655" calcext:value-type="float">
            <text:p>2576452.41167655</text:p>
          </table:table-cell>
          <table:table-cell table:number-columns-repeated="3"/>
          <table:table-cell office:value-type="float" office:value="2490777.16146556" calcext:value-type="float">
            <text:p>2490777.16146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</text:p>
          </table:table-cell>
          <table:table-cell office:value-type="float" office:value="2940581.50834667" calcext:value-type="float">
            <text:p>2940581.50834667</text:p>
          </table:table-cell>
          <table:table-cell table:number-columns-repeated="3"/>
          <table:table-cell office:value-type="float" office:value="1050206.85314139" calcext:value-type="float">
            <text:p>1050206.85314139</text:p>
          </table:table-cell>
          <table:table-cell table:number-columns-repeated="3"/>
          <table:table-cell office:value-type="float" office:value="561632.2279079" calcext:value-type="float">
            <text:p>561632.2279079</text:p>
          </table:table-cell>
          <table:table-cell table:number-columns-repeated="3"/>
          <table:table-cell office:value-type="float" office:value="465962.340681" calcext:value-type="float">
            <text:p>465962.340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m</text:p>
          </table:table-cell>
          <table:table-cell office:value-type="float" office:value="789792.513421333" calcext:value-type="float">
            <text:p>789792.513421333</text:p>
          </table:table-cell>
          <table:table-cell table:number-columns-repeated="3"/>
          <table:table-cell office:value-type="float" office:value="885711.527811444" calcext:value-type="float">
            <text:p>885711.527811444</text:p>
          </table:table-cell>
          <table:table-cell table:number-columns-repeated="3"/>
          <table:table-cell office:value-type="float" office:value="951711.015365222" calcext:value-type="float">
            <text:p>951711.015365222</text:p>
          </table:table-cell>
          <table:table-cell table:number-columns-repeated="3"/>
          <table:table-cell office:value-type="float" office:value="968951.383284222" calcext:value-type="float">
            <text:p>968951.38328422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</text:p>
          </table:table-cell>
          <table:table-cell table:formula="of:=[.B31]-[.B32]" office:value-type="float" office:value="1498980.89259233" calcext:value-type="float">
            <text:p>1498980.89259233</text:p>
          </table:table-cell>
          <table:table-cell table:number-columns-repeated="3"/>
          <table:table-cell table:formula="of:=[.F31]-[.F32]" office:value-type="float" office:value="1861340.72199105" calcext:value-type="float">
            <text:p>1861340.72199105</text:p>
          </table:table-cell>
          <table:table-cell table:number-columns-repeated="3"/>
          <table:table-cell table:formula="of:=[.J31]-[.J32]" office:value-type="float" office:value="2014820.18376865" calcext:value-type="float">
            <text:p>2014820.18376865</text:p>
          </table:table-cell>
          <table:table-cell table:number-columns-repeated="3"/>
          <table:table-cell table:formula="of:=[.N31]-[.N32]" office:value-type="float" office:value="2024814.82078456" calcext:value-type="float">
            <text:p>2024814.8207845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i</text:p>
          </table:table-cell>
          <table:table-cell table:formula="of:=[.B35]*[.D29]/1000000000" office:value-type="float" office:value="5.25203501640396" calcext:value-type="float">
            <text:p>5.25203501640396</text:p>
          </table:table-cell>
          <table:table-cell table:number-columns-repeated="3"/>
          <table:table-cell table:formula="of:=[.F35]*[.H29]/1000000000" office:value-type="float" office:value="6.39074037065923" calcext:value-type="float">
            <text:p>6.39074037065923</text:p>
          </table:table-cell>
          <table:table-cell table:number-columns-repeated="3"/>
          <table:table-cell table:formula="of:=[.J35]*[.L29]/1000000000" office:value-type="float" office:value="6.97742823998587" calcext:value-type="float">
            <text:p>6.97742823998587</text:p>
          </table:table-cell>
          <table:table-cell table:number-columns-repeated="3"/>
          <table:table-cell table:formula="of:=[.N35]*[.P29]/1000000000" office:value-type="float" office:value="7.12948665064981" calcext:value-type="float">
            <text:p>7.12948665064981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WT 8</text:p>
          </table:table-cell>
          <table:table-cell/>
          <table:table-cell table:style-name="ce1"/>
          <table:table-cell/>
          <table:table-cell office:value-type="string" calcext:value-type="string">
            <text:p>WT 16</text:p>
          </table:table-cell>
          <table:table-cell table:number-columns-repeated="3"/>
          <table:table-cell office:value-type="string" calcext:value-type="string">
            <text:p>WT 32</text:p>
          </table:table-cell>
          <table:table-cell table:number-columns-repeated="3"/>
          <table:table-cell office:value-type="string" calcext:value-type="string">
            <text:p>WT 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93.11058201" calcext:value-type="float">
            <text:p>5293.11058201</text:p>
          </table:table-cell>
          <table:table-cell table:style-name="ce1" table:formula="of:=[.C45]*[.B45]" office:value-type="float" office:value="5293.11058201" calcext:value-type="float">
            <text:p>5293.11058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93.21564013778" calcext:value-type="float">
            <text:p>5293.21564013778</text:p>
          </table:table-cell>
          <table:table-cell table:style-name="ce1" table:formula="of:=[.F45]*[.G45]" office:value-type="float" office:value="5293.21564013778" calcext:value-type="float">
            <text:p>5293.21564013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50.11271331667" calcext:value-type="float">
            <text:p>5550.11271331667</text:p>
          </table:table-cell>
          <table:table-cell table:style-name="ce1" table:formula="of:=[.J45]*[.K45]" office:value-type="float" office:value="5550.11271331667" calcext:value-type="float">
            <text:p>5550.11271331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83.34134436111" calcext:value-type="float">
            <text:p>5583.34134436111</text:p>
          </table:table-cell>
          <table:table-cell table:style-name="ce1" table:formula="of:=[.N45]*[.O45]" office:value-type="float" office:value="5583.34134436111" calcext:value-type="float">
            <text:p>5583.341344361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3286786.34550389" calcext:value-type="float">
            <text:p>3286786.34550389</text:p>
          </table:table-cell>
          <table:table-cell table:number-columns-repeated="3"/>
          <table:table-cell office:value-type="float" office:value="2651889.75364956" calcext:value-type="float">
            <text:p>2651889.75364956</text:p>
          </table:table-cell>
          <table:table-cell table:number-columns-repeated="3"/>
          <table:table-cell office:value-type="float" office:value="2417352.78323856" calcext:value-type="float">
            <text:p>2417352.78323856</text:p>
          </table:table-cell>
          <table:table-cell table:number-columns-repeated="3"/>
          <table:table-cell office:value-type="float" office:value="2426745.36154822" calcext:value-type="float">
            <text:p>2426745.36154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</text:p>
          </table:table-cell>
          <table:table-cell office:value-type="float" office:value="1477153.03862532" calcext:value-type="float">
            <text:p>1477153.03862532</text:p>
          </table:table-cell>
          <table:table-cell table:number-columns-repeated="3"/>
          <table:table-cell office:value-type="float" office:value="499102.775431356" calcext:value-type="float">
            <text:p>499102.775431356</text:p>
          </table:table-cell>
          <table:table-cell table:number-columns-repeated="3"/>
          <table:table-cell office:value-type="float" office:value="325847.263600078" calcext:value-type="float">
            <text:p>325847.263600078</text:p>
          </table:table-cell>
          <table:table-cell table:number-columns-repeated="3"/>
          <table:table-cell office:value-type="float" office:value="317294.607075967" calcext:value-type="float">
            <text:p>317294.607075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m</text:p>
          </table:table-cell>
          <table:table-cell office:value-type="float" office:value="1098164.30740767" calcext:value-type="float">
            <text:p>1098164.30740767</text:p>
          </table:table-cell>
          <table:table-cell table:number-columns-repeated="3"/>
          <table:table-cell office:value-type="float" office:value="1132637.22681322" calcext:value-type="float">
            <text:p>1132637.22681322</text:p>
          </table:table-cell>
          <table:table-cell table:number-columns-repeated="3"/>
          <table:table-cell office:value-type="float" office:value="1076633.59885189" calcext:value-type="float">
            <text:p>1076633.59885189</text:p>
          </table:table-cell>
          <table:table-cell table:number-columns-repeated="3"/>
          <table:table-cell office:value-type="float" office:value="1110766.10016789" calcext:value-type="float">
            <text:p>1110766.1001678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</text:p>
          </table:table-cell>
          <table:table-cell table:formula="of:=[.B47]-[.B48]" office:value-type="float" office:value="1809633.30687857" calcext:value-type="float">
            <text:p>1809633.30687857</text:p>
          </table:table-cell>
          <table:table-cell table:number-columns-repeated="3"/>
          <table:table-cell table:formula="of:=[.F47]-[.F48]" office:value-type="float" office:value="2152786.9782182" calcext:value-type="float">
            <text:p>2152786.9782182</text:p>
          </table:table-cell>
          <table:table-cell table:number-columns-repeated="3"/>
          <table:table-cell table:formula="of:=[.J47]-[.J48]" office:value-type="float" office:value="2091505.51963848" calcext:value-type="float">
            <text:p>2091505.51963848</text:p>
          </table:table-cell>
          <table:table-cell table:number-columns-repeated="3"/>
          <table:table-cell table:formula="of:=[.N47]-[.N48]" office:value-type="float" office:value="2109450.75447225" calcext:value-type="float">
            <text:p>2109450.7544722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i</text:p>
          </table:table-cell>
          <table:table-cell table:formula="of:=[.B51]*[.D45]/1000000000" office:value-type="float" office:value="9.57858920619671" calcext:value-type="float">
            <text:p>9.57858920619671</text:p>
          </table:table-cell>
          <table:table-cell table:number-columns-repeated="3"/>
          <table:table-cell table:formula="of:=[.F51]*[.H45]/1000000000" office:value-type="float" office:value="11.3951657029895" calcext:value-type="float">
            <text:p>11.3951657029895</text:p>
          </table:table-cell>
          <table:table-cell table:number-columns-repeated="3"/>
          <table:table-cell table:formula="of:=[.J51]*[.L45]/1000000000" office:value-type="float" office:value="11.6080913745175" calcext:value-type="float">
            <text:p>11.6080913745175</text:p>
          </table:table-cell>
          <table:table-cell table:number-columns-repeated="3"/>
          <table:table-cell table:formula="of:=[.N51]*[.P45]/1000000000" office:value-type="float" office:value="11.7777836113387" calcext:value-type="float">
            <text:p>11.7777836113387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T 8</text:p>
          </table:table-cell>
          <table:table-cell/>
          <table:table-cell table:style-name="ce1"/>
          <table:table-cell/>
          <table:table-cell office:value-type="string" calcext:value-type="string">
            <text:p>WT 16</text:p>
          </table:table-cell>
          <table:table-cell table:number-columns-repeated="3"/>
          <table:table-cell office:value-type="string" calcext:value-type="string">
            <text:p>WT 32</text:p>
          </table:table-cell>
          <table:table-cell table:number-columns-repeated="3"/>
          <table:table-cell office:value-type="string" calcext:value-type="string">
            <text:p>WT 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04.50800357556" calcext:value-type="float">
            <text:p>5404.50800357556</text:p>
          </table:table-cell>
          <table:table-cell table:style-name="ce1" table:formula="of:=[.C61]*[.B61]" office:value-type="float" office:value="5404.50800357556" calcext:value-type="float">
            <text:p>5404.50800357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1.22003130111" calcext:value-type="float">
            <text:p>5511.22003130111</text:p>
          </table:table-cell>
          <table:table-cell table:style-name="ce1" table:formula="of:=[.F61]*[.G61]" office:value-type="float" office:value="5511.22003130111" calcext:value-type="float">
            <text:p>5511.22003130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58.61216931333" calcext:value-type="float">
            <text:p>5658.61216931333</text:p>
          </table:table-cell>
          <table:table-cell table:style-name="ce1" table:formula="of:=[.J61]*[.K61]" office:value-type="float" office:value="5658.61216931333" calcext:value-type="float">
            <text:p>5658.61216931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24.90263059778" calcext:value-type="float">
            <text:p>5724.90263059778</text:p>
          </table:table-cell>
          <table:table-cell table:style-name="ce1" table:formula="of:=[.N61]*[.O61]" office:value-type="float" office:value="5724.90263059778" calcext:value-type="float">
            <text:p>5724.9026305977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2673406.46754656" calcext:value-type="float">
            <text:p>2673406.46754656</text:p>
          </table:table-cell>
          <table:table-cell table:number-columns-repeated="3"/>
          <table:table-cell office:value-type="float" office:value="2231870.09806967" calcext:value-type="float">
            <text:p>2231870.09806967</text:p>
          </table:table-cell>
          <table:table-cell table:number-columns-repeated="3"/>
          <table:table-cell office:value-type="float" office:value="2078432.05899411" calcext:value-type="float">
            <text:p>2078432.05899411</text:p>
          </table:table-cell>
          <table:table-cell table:number-columns-repeated="3"/>
          <table:table-cell office:value-type="float" office:value="2055256.91106222" calcext:value-type="float">
            <text:p>2055256.91106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</text:p>
          </table:table-cell>
          <table:table-cell office:value-type="float" office:value="1098425.58977468" calcext:value-type="float">
            <text:p>1098425.58977468</text:p>
          </table:table-cell>
          <table:table-cell table:number-columns-repeated="3"/>
          <table:table-cell office:value-type="float" office:value="426299.291772667" calcext:value-type="float">
            <text:p>426299.291772667</text:p>
          </table:table-cell>
          <table:table-cell table:number-columns-repeated="3"/>
          <table:table-cell office:value-type="float" office:value="304323.4301587" calcext:value-type="float">
            <text:p>304323.4301587</text:p>
          </table:table-cell>
          <table:table-cell table:number-columns-repeated="3"/>
          <table:table-cell office:value-type="float" office:value="304700.784592678" calcext:value-type="float">
            <text:p>304700.78459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</text:p>
          </table:table-cell>
          <table:table-cell table:formula="of:=[.B63]-[.B64]" office:value-type="float" office:value="1574980.87777188" calcext:value-type="float">
            <text:p>1574980.87777188</text:p>
          </table:table-cell>
          <table:table-cell table:number-columns-repeated="3"/>
          <table:table-cell table:formula="of:=[.F63]-[.F64]" office:value-type="float" office:value="1805570.806297" calcext:value-type="float">
            <text:p>1805570.806297</text:p>
          </table:table-cell>
          <table:table-cell table:number-columns-repeated="3"/>
          <table:table-cell table:formula="of:=[.J63]-[.J64]" office:value-type="float" office:value="1774108.62883541" calcext:value-type="float">
            <text:p>1774108.62883541</text:p>
          </table:table-cell>
          <table:table-cell table:number-columns-repeated="3"/>
          <table:table-cell table:formula="of:=[.N63]-[.N64]" office:value-type="float" office:value="1750556.12646954" calcext:value-type="float">
            <text:p>1750556.1264695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i</text:p>
          </table:table-cell>
          <table:table-cell table:formula="of:=[.B67]*[.D61]/1000000000" office:value-type="float" office:value="8.51199675939658" calcext:value-type="float">
            <text:p>8.51199675939658</text:p>
          </table:table-cell>
          <table:table-cell table:number-columns-repeated="3"/>
          <table:table-cell table:formula="of:=[.F67]*[.H61]/1000000000" office:value-type="float" office:value="9.95089799559654" calcext:value-type="float">
            <text:p>9.95089799559654</text:p>
          </table:table-cell>
          <table:table-cell table:number-columns-repeated="3"/>
          <table:table-cell table:formula="of:=[.J67]*[.L61]/1000000000" office:value-type="float" office:value="10.0389926768118" calcext:value-type="float">
            <text:p>10.0389926768118</text:p>
          </table:table-cell>
          <table:table-cell table:number-columns-repeated="3"/>
          <table:table-cell table:formula="of:=[.N67]*[.P61]/1000000000" office:value-type="float" office:value="10.0217633734345" calcext:value-type="float">
            <text:p>10.02176337343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10:39:44.96838377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40:23.615631120</meta:creation-date>
    <dc:date>2017-12-15T10:46:26.942868143</dc:date>
    <meta:editing-duration>PT59M46S</meta:editing-duration>
    <meta:editing-cycles>5</meta:editing-cycles>
    <meta:generator>LibreOffice/5.3.1.2$Linux_X86_64 LibreOffice_project/30m0$Build-2</meta:generator>
    <meta:document-statistic meta:table-count="1" meta:cell-count="215" meta:object-count="0"/>
  </office:meta>
</office:document-meta>
</file>